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TerminessTTF Nerd Font" svg:font-family="'TerminessTTF Nerd Fo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224cm" fo:min-width="3.723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2.993cm" fo:min-width="6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2.224cm" fo:min-width="3.723cm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2.993cm" fo:min-width="6.07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style:text-properties style:font-name="TerminessTTF Nerd Font" fo:font-size="18pt" fo:font-weight="normal" style:font-size-asian="18pt" style:font-size-complex="18pt"/>
    </style:style>
    <style:style style:name="P7" style:family="paragraph">
      <loext:graphic-properties draw:fill="none" draw:fill-color="#ffffff"/>
      <style:text-properties style:font-name="TerminessTTF Nerd Font" fo:font-size="18pt" fo:font-weight="normal" style:font-size-asian="18pt" style:font-size-complex="18pt"/>
    </style:style>
    <style:style style:name="T1" style:family="text">
      <style:text-properties style:font-name="Bitstream Vera Sans Mono" fo:font-size="16pt" style:font-size-asian="16pt" style:font-size-complex="16pt"/>
    </style:style>
    <style:style style:name="T2" style:family="text">
      <style:text-properties style:font-name="TerminessTTF Nerd Font" fo:font-size="18pt" fo:font-weight="normal" style:font-size-asian="18pt" style:font-size-complex="18pt"/>
    </style:style>
    <style:style style:name="T3" style:family="text">
      <style:text-properties fo:color="#ff0000" style:font-name="TerminessTTF Nerd Font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0000" style:font-name="TerminessTTF Nerd Font" fo:font-size="18pt" fo:font-weight="normal" style:font-size-asian="18pt" style:font-size-complex="18pt"/>
    </style:style>
    <style:style style:name="T5" style:family="text">
      <style:text-properties fo:color="#000000" style:font-name="TerminessTTF Nerd Font" fo:font-size="18pt" fo:font-weight="normal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Bitstream Vera Sans Mono1" fo:font-size="16pt" style:font-size-asian="16pt" style:font-size-complex="16pt"/>
    </style:style>
    <style:style style:name="T9" style:family="text">
      <style:text-properties fo:color="#c9211e" style:font-name="TerminessTTF Nerd Font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23cm" svg:height="2.474cm" svg:x="5.554cm" svg:y="2.336cm">
          <text:p text:style-name="P1">Node A<text:line-break/><text:line-break/><text:span text:style-name="T1">A</text:span><text:span text:style-name="T1">d</text:span><text:span text:style-name="T1">d</text:span><text:span text:style-name="T1">r</text:span><text:span text:style-name="T1"> </text:span><text:span text:style-name="T1">1</text:span><text:span text:style-name="T1">f</text:span><text:span text:style-name="T1">2</text:span><text:span text:style-name="T1">8</text:span><text:span text:style-name="T1">a</text:span><text:span text:style-name="T1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65cm" svg:y1="5.323cm" svg:x2="7.665cm" svg:y2="17.896cm">
          <text:p/>
        </draw:line>
        <draw:line draw:style-name="gr2" draw:text-style-name="P3" draw:layer="layout" svg:x1="13.731cm" svg:y1="5.196cm" svg:x2="13.731cm" svg:y2="18.023cm">
          <text:p/>
        </draw:line>
        <draw:line draw:style-name="gr3" draw:text-style-name="P3" draw:layer="layout" svg:x1="7.731cm" svg:y1="6.461cm" svg:x2="13.938cm" svg:y2="7.731cm">
          <text:p text:style-name="P1"/>
        </draw:line>
        <draw:line draw:style-name="gr3" draw:text-style-name="P3" draw:layer="layout" svg:x1="13.684cm" svg:y1="10.652cm" svg:x2="7.858cm" svg:y2="14.843cm">
          <text:p text:style-name="P1"/>
          <text:p text:style-name="P1"/>
        </draw:line>
        <draw:frame draw:style-name="gr4" draw:text-style-name="P4" draw:layer="layout" svg:width="2.788cm" svg:height="0.962cm" svg:x="9.29cm" svg:y="11.156cm">
          <draw:text-box>
            <text:p>Delivery</text:p>
          </draw:text-box>
        </draw:frame>
        <draw:frame draw:style-name="gr4" draw:text-style-name="P4" draw:layer="layout" svg:width="2.86cm" svg:height="0.962cm" svg:x="9.125cm" svg:y="6.004cm">
          <draw:text-box>
            <text:p>Request</text:p>
          </draw:text-box>
        </draw:frame>
        <draw:custom-shape draw:style-name="gr5" draw:text-style-name="P5" draw:layer="layout" svg:width="6.575cm" svg:height="6.144cm" svg:x="14.221cm" svg:y="8.375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6" draw:text-style-name="P7" draw:layer="layout" svg:width="6.217cm" svg:height="3.426cm" svg:x="14.449cm" svg:y="10.487cm">
          <draw:text-box>
            <text:p text:style-name="P6"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<text:s/></text:span><text:span text:style-name="T2"><text:s/></text:span><text:span text:style-name="T2"><text:s/></text:span><text:span text:style-name="T2">|</text:span><text:span text:style-name="T2"> </text:span><text:span text:style-name="T2"><text:s/></text:span><text:span text:style-name="T2">v</text:span><text:span text:style-name="T2">a</text:span><text:span text:style-name="T2">l</text:span><text:span text:style-name="T2">u</text:span><text:span text:style-name="T2">e</text:span><text:span text:style-name="T2"><text:line-break/>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<text:line-break/></text:span><text:span text:style-name="T3">1</text:span><text:span text:style-name="T3">f</text:span><text:span text:style-name="T3">2</text:span><text:span text:style-name="T3">8</text:span><text:span text:style-name="T3">a</text:span><text:span text:style-name="T3">3</text:span><text:span text:style-name="T4"> </text:span><text:span text:style-name="T4"><text:s/></text:span><text:span text:style-name="T4"><text:s/></text:span><text:span text:style-name="T5">|</text:span><text:span text:style-name="T4"> </text:span><text:span text:style-name="T4"><text:s/></text:span><text:span text:style-name="T4"><text:s/></text:span><text:span text:style-name="T4"><text:s/></text:span><text:span text:style-name="T3">2</text:span><text:span text:style-name="T3">0</text:span><text:span text:style-name="T3">0</text:span><text:span text:style-name="T2"><text:line-break/></text:span><text:span text:style-name="T2">7</text:span><text:span text:style-name="T2">4</text:span><text:span text:style-name="T2">3</text:span><text:span text:style-name="T2">d</text:span><text:span text:style-name="T2">b</text:span><text:span text:style-name="T2">2</text:span><text:span text:style-name="T2"> </text:span><text:span text:style-name="T2"><text:s/></text:span><text:span text:style-name="T2"><text:s/></text:span><text:span text:style-name="T2">|</text:span><text:span text:style-name="T2"> </text:span><text:span text:style-name="T2"><text:s/></text:span><text:span text:style-name="T2"><text:s/></text:span><text:span text:style-name="T2"><text:s/></text:span><text:span text:style-name="T2">-</text:span><text:span text:style-name="T2">3</text:span><text:span text:style-name="T2">9</text:span><text:span text:style-name="T2"><text:line-break/></text:span><text:span text:style-name="T2">c</text:span><text:span text:style-name="T2">c</text:span><text:span text:style-name="T2">2</text:span><text:span text:style-name="T2">2</text:span><text:span text:style-name="T2">1</text:span><text:span text:style-name="T2">f</text:span><text:span text:style-name="T2"> </text:span><text:span text:style-name="T2"><text:s/></text:span><text:span text:style-name="T2"><text:s/></text:span><text:span text:style-name="T2">|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1</text:span><text:span text:style-name="T2">5</text:span><text:span text:style-name="T2">4</text:span></text:p>
          </draw:text-box>
        </draw:frame>
        <draw:custom-shape draw:style-name="gr7" draw:text-style-name="P5" draw:layer="layout" svg:width="4.223cm" svg:height="2.474cm" svg:x="11.62cm" svg:y="2.397cm">
          <text:p text:style-name="P1"><text:span text:style-name="T6">Node B</text:span><text:span text:style-name="T6"><text:line-break/></text:span><text:span text:style-name="T6"><text:line-break/></text:span><text:span text:style-name="T7">Addr </text:span><text:span text:style-name="T8">bd3a99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575cm" svg:height="6.144cm" svg:x="0.492cm" svg:y="12.697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6" draw:text-style-name="P7" draw:layer="layout" svg:width="6.217cm" svg:height="3.426cm" svg:x="0.72cm" svg:y="14.809cm">
          <draw:text-box>
            <text:p text:style-name="P6"><text:span text:style-name="T2">Index <text:s/></text:span><text:span text:style-name="T2"><text:s text:c="2"/>| <text:s/></text:span><text:span text:style-name="T2">value</text:span><text:span text:style-name="T2"><text:line-break/></text:span><text:span text:style-name="T2">======</text:span><text:span text:style-name="T2">======</text:span><text:span text:style-name="T2">=====</text:span><text:span text:style-name="T2"><text:line-break/></text:span><text:span text:style-name="T9">bd3a99</text:span><text:span text:style-name="T4"> </text:span><text:span text:style-name="T4"><text:s text:c="2"/></text:span><text:span text:style-name="T5">|</text:span><text:span text:style-name="T4"> <text:s text:c="3"/></text:span><text:span text:style-name="T3">-200</text:span><text:span text:style-name="T2"><text:line-break/></text:span><text:span text:style-name="T2">f36a23 </text:span><text:span text:style-name="T2"><text:s text:c="2"/>| <text:s text:c="3"/></text:span><text:span text:style-name="T2">2344</text:span><text:span text:style-name="T2"><text:line-break/></text:span><text:span text:style-name="T2">743db2 </text:span><text:span text:style-name="T2"><text:s text:c="2"/>| <text:s text:c="3"/></text:span><text:span text:style-name="T2">-97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TerminessTTF Nerd Font" svg:font-family="'TerminessTTF Nerd Fo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3T18:13:44.880405646</meta:creation-date>
    <dc:date>2020-01-13T18:32:32.130806350</dc:date>
    <meta:editing-duration>PT8M16S</meta:editing-duration>
    <meta:editing-cycles>2</meta:editing-cycles>
    <meta:generator>LibreOffice/6.3.4.2.0$Linux_X86_64 LibreOffice_project/30$Build-2</meta:generator>
    <meta:document-statistic meta:object-count="12"/>
  </office:meta>
</office:document-meta>
</file>